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f8a5" officeooo:paragraph-rsid="0002f8a5"/>
    </style:style>
    <style:style style:name="P2" style:family="paragraph" style:parent-style-name="Heading_20_3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4662d" officeooo:paragraph-rsid="0004662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4662d" officeooo:paragraph-rsid="0004662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2f8a5" officeooo:paragraph-rsid="0002f8a5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4662d" officeooo:paragraph-rsid="0004662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4662d" officeooo:paragraph-rsid="0004662d" style:font-size-asian="14pt" style:font-weight-asian="normal" style:font-size-complex="14pt" style:font-weight-complex="normal"/>
    </style:style>
    <style:style style:name="P7" style:family="paragraph" style:parent-style-name="Standard" style:list-style-name="L9">
      <style:paragraph-properties fo:text-align="start" style:justify-single-word="false"/>
      <style:text-properties officeooo:paragraph-rsid="0004662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662d" officeooo:paragraph-rsid="0004662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4662d" officeooo:paragraph-rsid="0004662d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4662d" officeooo:paragraph-rsid="0004662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4pt" officeooo:rsid="0002f8a5" officeooo:paragraph-rsid="0002f8a5" style:font-size-asian="24pt" style:font-size-complex="24pt"/>
    </style:style>
    <style:style style:name="P12" style:family="paragraph" style:parent-style-name="Standard">
      <style:paragraph-properties fo:text-align="start" style:justify-single-word="false"/>
      <style:text-properties fo:color="#3465a4" loext:opacity="100%" fo:font-size="18pt" style:text-underline-style="none" fo:font-weight="normal" officeooo:rsid="0004662d" officeooo:paragraph-rsid="0004662d" style:font-size-asian="18pt" style:font-weight-asian="normal" style:font-size-complex="18pt" style:font-weight-complex="normal"/>
    </style:style>
    <style:style style:name="P13" style:family="paragraph" style:parent-style-name="Text_20_body" style:list-style-name="L2">
      <style:paragraph-properties fo:margin-top="0in" fo:margin-bottom="0in" style:contextual-spacing="false"/>
    </style:style>
    <style:style style:name="P14" style:family="paragraph" style:parent-style-name="Text_20_body" style:list-style-name="L3">
      <style:text-properties officeooo:paragraph-rsid="0004662d"/>
    </style:style>
    <style:style style:name="P15" style:family="paragraph" style:parent-style-name="Text_20_body" style:list-style-name="L4">
      <style:paragraph-properties fo:text-align="start" style:justify-single-word="false"/>
      <style:text-properties officeooo:paragraph-rsid="0004662d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in" fo:margin-bottom="0in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in" fo:margin-bottom="0in" style:contextual-spacing="false"/>
    </style:style>
    <style:style style:name="P20" style:family="paragraph" style:parent-style-name="Text_20_body" style:list-style-name="L7"/>
    <style:style style:name="P21" style:family="paragraph" style:parent-style-name="Text_20_body" style:list-style-name="L7">
      <style:paragraph-properties fo:margin-top="0in" fo:margin-bottom="0in" style:contextual-spacing="false"/>
    </style:style>
    <style:style style:name="P22" style:family="paragraph" style:parent-style-name="Text_20_body" style:list-style-name="L8"/>
    <style:style style:name="P23" style:family="paragraph" style:parent-style-name="Text_20_body" style:list-style-name="L8">
      <style:paragraph-properties fo:margin-top="0in" fo:margin-bottom="0in" style:contextual-spacing="false"/>
    </style:style>
    <style:style style:name="P24" style:family="paragraph" style:parent-style-name="Text_20_body" style:list-style-name="L9"/>
    <style:style style:name="P25" style:family="paragraph" style:parent-style-name="Text_20_body" style:list-style-name="L9">
      <style:paragraph-properties fo:margin-top="0in" fo:margin-bottom="0in" style:contextual-spacing="false"/>
    </style:style>
    <style:style style:name="P26" style:family="paragraph" style:parent-style-name="Text_20_body" style:list-style-name="L10"/>
    <style:style style:name="P27" style:family="paragraph" style:parent-style-name="Text_20_body" style:list-style-name="L10">
      <style:paragraph-properties fo:margin-top="0in" fo:margin-bottom="0in" style:contextual-spacing="false"/>
    </style:style>
    <style:style style:name="T1" style:family="text">
      <style:text-properties officeooo:rsid="0004662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ogan E-commerce website</text:p>
      <text:p text:style-name="P1"/>
      <text:p text:style-name="P10">project description</text:p>
      <text:p text:style-name="P5"/>
      <text:p text:style-name="P6">An online clothing store is a digital platform where customers can browse, select, and purchase apparel. Key business needs include a diverse product catalog, a user-friendly interface, secure payment options, and robust customer support. The user journey involves discovering the store, exploring products, making purchases, and engaging post-purchase. To stand out in the market, focus on creating a unique brand identity, conducting thorough competitive analysis, maintaining strong supplier relationships, leveraging advanced technology, and delivering exceptional customer experiences. Comprehensive marketing strategies, data-driven decision-making, and legal compliance are essential for success. Document these elements in a detailed business plan and technical documentation to align stakeholders and guide the store's development. </text:p>
      <text:p text:style-name="P8"/>
      <text:p text:style-name="P12"><text:span text:style-name="T5">Requirements</text:span></text:p>
      <text:p text:style-name="P9"><text:span text:style-name="T5"/></text:p>
      <text:p text:style-name="P3">UI requirement:</text:p>
      <text:list text:style-name="L4">
        <text:list-item>
          <text:p text:style-name="P15"><text:span text:style-name="Strong_20_Emphasis"><text:span text:style-name="T2">Responsive Design</text:span></text:span><text:span text:style-name="T2">: Ensure the website is mobile-friendly and works seamlessly across all devices.</text:span></text:p>
        </text:list-item>
      </text:list>
      <text:list text:style-name="L2">
        <text:list-item>
          <text:p text:style-name="P13"><text:span text:style-name="Strong_20_Emphasis"><text:span text:style-name="T2">User Interface (UI)</text:span></text:span><text:span text:style-name="T2">: Intuitive navigation and visually appealing layout.</text:span></text:p>
        </text:list-item>
      </text:list>
      <text:list text:style-name="L3">
        <text:list-item>
          <text:p text:style-name="P14"><text:span text:style-name="Strong_20_Emphasis"><text:span text:style-name="T2">User Experience (UX)</text:span></text:span><text:span text:style-name="T2">: Smooth and engaging user journey with minimal friction points. </text:span></text:p>
        </text:list-item>
      </text:list>
      <text:list text:style-name="L10">
        <text:list-item>
          <text:p text:style-name="P27"><text:span text:style-name="Strong_20_Emphasis">Advanced Search</text:span>: Powerful search functionality with filters and sorting options.</text:p>
        </text:list-item>
        <text:list-item>
          <text:p text:style-name="P26"><text:span text:style-name="Strong_20_Emphasis">Product Filtering</text:span>: Options to filter products by categories, sizes, colors, and prices.</text:p>
        </text:list-item>
      </text:list>
      <text:h text:style-name="P2" text:outline-level="3"><text:span text:style-name="Strong_20_Emphasis"><text:span text:style-name="T6">Product Management</text:span></text:span><text:span text:style-name="T6">:</text:span></text:h>
      <text:list text:style-name="L5">
        <text:list-item>
          <text:p text:style-name="P17"><text:span text:style-name="Strong_20_Emphasis">Catalog Management</text:span>: Tools for uploading, organizing, and managing product listings.</text:p>
        </text:list-item>
        <text:list-item>
          <text:p text:style-name="P16"><text:span text:style-name="Strong_20_Emphasis">Inventory Management</text:span>: Real-time tracking of stock levels and integration with suppliers.</text:p>
        </text:list-item>
      </text:list>
      <text:h text:style-name="P2" text:outline-level="3"><text:span text:style-name="Strong_20_Emphasis">Payment Gateway Integration</text:span>:</text:h>
      <text:list text:style-name="L6">
        <text:list-item>
          <text:p text:style-name="P19"><text:span text:style-name="Strong_20_Emphasis">Multiple Payment Options</text:span>: Support for various payment methods (credit/debit cards, PayPal, digital wallets).</text:p>
        </text:list-item>
        <text:list-item>
          <text:p text:style-name="P18"><text:span text:style-name="Strong_20_Emphasis">Secure Transactions</text:span>: Use SSL certificates and PCI compliance for data protection.</text:p>
        </text:list-item>
      </text:list>
      <text:h text:style-name="P2" text:outline-level="3"><text:span text:style-name="Strong_20_Emphasis">Shopping Cart and Checkout</text:span>:</text:h>
      <text:list text:style-name="L7">
        <text:list-item>
          <text:p text:style-name="P21"><text:span text:style-name="Strong_20_Emphasis">Easy Checkout Process</text:span>: Streamlined steps to minimize cart abandonment.</text:p>
        </text:list-item>
        <text:list-item>
          <text:p text:style-name="P20"><text:soft-page-break/><text:span text:style-name="Strong_20_Emphasis">Cart Functionality</text:span>: Features for saving items, applying discount codes, and estimating shipping costs.</text:p>
        </text:list-item>
      </text:list>
      <text:h text:style-name="Heading_20_3" text:outline-level="3"><text:span text:style-name="Strong_20_Emphasis"><text:span text:style-name="T8">Customer Accounts</text:span></text:span><text:span text:style-name="T8">:</text:span></text:h>
      <text:list text:style-name="L8">
        <text:list-item>
          <text:p text:style-name="P23"><text:span text:style-name="Strong_20_Emphasis">Account Management</text:span>: Options for users to create accounts, save preferences, and view order history.</text:p>
        </text:list-item>
        <text:list-item>
          <text:p text:style-name="P22"><text:span text:style-name="Strong_20_Emphasis">Wish-list</text:span>: Allow users to save favorite items for future purchase.</text:p>
        </text:list-item>
      </text:list>
      <text:h text:style-name="P2" text:outline-level="3"><text:span text:style-name="Strong_20_Emphasis">Marketing and Engagement</text:span>:</text:h>
      <text:list text:style-name="L9">
        <text:list-item>
          <text:p text:style-name="P25"><text:span text:style-name="Strong_20_Emphasis">Social Media Integration</text:span>: Connect with platforms like Instagram, Facebook, and Twitter.</text:p>
        </text:list-item>
        <text:list-item>
          <text:p text:style-name="P25"><text:span text:style-name="Strong_20_Emphasis">Email Marketing</text:span>: Tools for creating and managing newsletters and promotional emails.</text:p>
        </text:list-item>
        <text:list-item>
          <text:p text:style-name="P24"><text:span text:style-name="Strong_20_Emphasis">Personalization</text:span>: Capabilities for offering personalized recommendations and promotions based on user behavior.</text:p>
        </text:list-item>
        <text:list-item>
          <text:p text:style-name="P7"><text:span text:style-name="Strong_20_Emphasis">SEO Tools</text:span>: Features for optimizing product pages and content for search engines. 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30T00:21:55.461000000</meta:creation-date>
    <dc:date>2024-06-30T17:35:39.991000000</dc:date>
    <meta:editing-duration>PT3H24M17S</meta:editing-duration>
    <meta:editing-cycles>2</meta:editing-cycles>
    <meta:generator>LibreOffice/7.6.6.3$Windows_X86_64 LibreOffice_project/d97b2716a9a4a2ce1391dee1765565ea469b0ae7</meta:generator>
    <meta:document-statistic meta:table-count="0" meta:image-count="0" meta:object-count="0" meta:page-count="2" meta:paragraph-count="27" meta:word-count="340" meta:character-count="2525" meta:non-whitespace-character-count="2226"/>
  </office:meta>
</office:document-meta>
</file>